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44pt" style:use-optimal-row-height="true" fo:break-before="auto"/>
    </style:style>
    <style:style style:name="ro5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2">
            <text:p>Verify that max number of characters for Email is 50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FirstName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6. Enter @LastName value in "Last Name"</text:p>
            <text:p>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LongEmail (50+ long value)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"Email" field is red and <text:s/>there is validation message saying that max number of characters that "Email" can contain is 50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Modify "Email" field by entering<text:s/></text:p>
            <text:p>50-characters-long @Email</text:p>
          </table:table-cell>
          <table:table-cell office:value-type="string" table:style-name="ce3">
            <text:p>"Email" is modifi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5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6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7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https://xd.adobe.com/view/b85c69aa-775a-4611-a070-a6a6acb3a4f2-ed0f/?fullscreen&amp;hints=of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Cec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Killoug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ckilloug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ongEmail</text:p>
          </table:table-cell>
          <table:table-cell office:value-type="string" table:style-name="ce7">
            <text:p><text:a xlink:href="mailto:ceciliagogglesbadmintongymnasticsgloves@gmail.com">ceciliagogglesbadmintongymnasticsglove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10/10/197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9">
            <text:p><text:a xlink:href="mailto:19Ck75@">19Ck75$</text:a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mail</text:p>
          </table:table-cell>
          <table:table-cell office:value-type="string" table:style-name="ce11">
            <text:p><text:a xlink:href="mailto:ceciliagogglesbadmintongymnasticsglove@gmail.com">ceciliagogglesbadmintongymnasticsglove@gmail.com</text:a></text:p>
          </table:table-cell>
          <table:table-cell table:number-columns-repeated="16382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2:07Z</meta:creation-date>
    <dc:date>2022-07-01T08:43:17Z</dc:date>
  </office:meta>
</office:document-meta>
</file>